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d18cb" officeooo:paragraph-rsid="002d18cb"/>
    </style:style>
    <style:style style:name="P7" style:family="paragraph" style:parent-style-name="Standard">
      <style:text-properties officeooo:rsid="002d18cb" officeooo:paragraph-rsid="00311a38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Table_20_Contents">
      <style:text-properties officeooo:rsid="0018472c" officeooo:paragraph-rsid="0018472c"/>
    </style:style>
    <style:style style:name="P12" style:family="paragraph" style:parent-style-name="Table_20_Contents">
      <style:text-properties officeooo:rsid="0018472c" officeooo:paragraph-rsid="002d18cb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text-properties officeooo:rsid="002d18cb" officeooo:paragraph-rsid="002d18cb"/>
    </style:style>
    <style:style style:name="P20" style:family="paragraph" style:parent-style-name="Table_20_Contents">
      <style:text-properties fo:color="#c9211e" officeooo:rsid="0018472c" officeooo:paragraph-rsid="0018472c"/>
    </style:style>
    <style:style style:name="P21" style:family="paragraph" style:parent-style-name="Table_20_Contents">
      <style:text-properties fo:color="#c9211e" officeooo:rsid="0018472c" officeooo:paragraph-rsid="002d18cb"/>
    </style:style>
    <style:style style:name="P22" style:family="paragraph" style:parent-style-name="Table_20_Contents">
      <style:text-properties fo:color="#c9211e" officeooo:rsid="002a06de" officeooo:paragraph-rsid="002d18cb"/>
    </style:style>
    <style:style style:name="P23" style:family="paragraph" style:parent-style-name="Table_20_Contents">
      <style:text-properties fo:color="#c9211e" officeooo:rsid="002ee517" officeooo:paragraph-rsid="002ee517"/>
    </style:style>
    <style:style style:name="P24" style:family="paragraph" style:parent-style-name="Table_20_Contents">
      <style:text-properties fo:color="#c9211e" officeooo:rsid="0027d7a4" officeooo:paragraph-rsid="0027d7a4"/>
    </style:style>
    <style:style style:name="P25" style:family="paragraph" style:parent-style-name="Table_20_Contents">
      <style:text-properties fo:color="#c9211e" officeooo:rsid="001adeee" officeooo:paragraph-rsid="001adeee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able_20_Contents">
      <style:text-properties officeooo:rsid="00338295" officeooo:paragraph-rsid="00338295"/>
    </style:style>
    <style:style style:name="P29" style:family="paragraph" style:parent-style-name="Standard">
      <style:paragraph-properties fo:text-align="start" style:justify-single-word="false"/>
      <style:text-properties fo:font-weight="bold" officeooo:rsid="0033ee93" officeooo:paragraph-rsid="0033ee93" fo:background-color="#ffff00" style:font-weight-asian="bold" style:font-weight-complex="bold"/>
    </style:style>
    <style:style style:name="P30" style:family="paragraph" style:parent-style-name="Table_20_Contents">
      <style:text-properties fo:color="#c9211e" officeooo:rsid="0033ee93" officeooo:paragraph-rsid="0033ee93"/>
    </style:style>
    <style:style style:name="P31" style:family="paragraph" style:parent-style-name="Table_20_Contents">
      <style:text-properties fo:color="#c9211e" officeooo:rsid="0033ee93" officeooo:paragraph-rsid="00375140"/>
    </style:style>
    <style:style style:name="P32" style:family="paragraph" style:parent-style-name="Table_20_Contents">
      <style:text-properties fo:color="#c9211e" officeooo:rsid="0035b753" officeooo:paragraph-rsid="0035b753"/>
    </style:style>
    <style:style style:name="P33" style:family="paragraph" style:parent-style-name="Table_20_Contents">
      <style:text-properties fo:color="#c9211e" officeooo:rsid="0036fd9f" officeooo:paragraph-rsid="0036fd9f"/>
    </style:style>
    <style:style style:name="P34" style:family="paragraph" style:parent-style-name="Table_20_Contents">
      <style:text-properties fo:color="#c9211e" officeooo:rsid="00375140" officeooo:paragraph-rsid="00375140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ce181e" fo:font-size="14pt" fo:language="zxx" fo:country="none" fo:font-weight="bold" officeooo:rsid="0035b753" officeooo:paragraph-rsid="0035b7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5b753"/>
    </style:style>
    <style:style style:name="T9" style:family="text">
      <style:text-properties officeooo:rsid="0036fd9f"/>
    </style:style>
    <style:style style:name="T10" style:family="text">
      <style:text-properties officeooo:rsid="00375140"/>
    </style:style>
    <style:style style:name="T11" style:family="text">
      <style:text-properties officeooo:rsid="00393f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9">ABEL CASANOVA</text:p>
          </table:table-cell>
          <table:table-cell table:style-name="Tabla5.A1" office:value-type="string">
            <text:p text:style-name="P13"><text:span text:style-name="T11">2</text:span>,<text:span text:style-name="T11">80</text:span></text:p>
          </table:table-cell>
        </table:table-row>
      </table:table>
      <text:p text:style-name="P2"/>
      <text:p text:style-name="P4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strutura Proyecto <text:span text:style-name="T5">(lib, datos)</text:span></text:p>
          </table:table-cell>
          <table:table-cell table:style-name="Tabla1.A1" office:value-type="string">
            <text:p text:style-name="P20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6">Clases (Coches, Marcas, Modelo)</text:p>
          </table:table-cell>
          <table:table-cell table:style-name="Tabla1.A2" office:value-type="string">
            <text:p text:style-name="P30">No son serializables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Anotaciones</text:p>
          </table:table-cell>
          <table:table-cell table:style-name="Tabla1.A2" office:value-type="string">
            <text:p text:style-name="P30">Falta propOrder</text:p>
            <text:p text:style-name="P30">Se equivoca en anotacion poniendo "marcas"</text:p>
            <text:p text:style-name="P31">Se equivoca en anotacion poniendo "<text:span text:style-name="T10">modelo</text:span>"</text:p>
            <text:p text:style-name="P34">Falta el atributo "mod" en "modelo"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toString</text:p>
          </table:table-cell>
          <table:table-cell table:style-name="Tabla1.A2" office:value-type="string">
            <text:p text:style-name="P30">No m uestra por pantalla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6">APLICACIÓN V.1</text:p>
          </table:table-cell>
          <table:table-cell table:style-name="Tabla1.C2" office:value-type="string">
            <text:p text:style-name="P27">2,00</text:p>
          </table:table-cell>
        </table:table-row>
        <table:table-row>
          <table:table-cell table:style-name="Tabla1.A2" office:value-type="string">
            <text:p text:style-name="P19">Reco<text:span text:style-name="T3">r</text:span>rer objetos </text:p>
          </table:table-cell>
          <table:table-cell table:style-name="Tabla1.A2" office:value-type="string">
            <text:p text:style-name="P23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Crear JsonObject para fichero</text:p>
          </table:table-cell>
          <table:table-cell table:style-name="Tabla1.A2" office:value-type="string">
            <text:p text:style-name="P30">Crea un Array en vez de una JsonObject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Escribir fichero JSON</text:p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6">APLICACIÓN V.<text:span text:style-name="T5">2</text:span></text:p>
          </table:table-cell>
          <table:table-cell table:style-name="Tabla1.C2" office:value-type="string">
            <text:p text:style-name="P27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5">Total</text:p>
          </table:table-cell>
          <table:covered-table-cell/>
          <table:table-cell table:style-name="Tabla1.C2" office:value-type="string">
            <text:p text:style-name="P37"><text:span text:style-name="T8">0</text:span>,<text:span text:style-name="T8">00</text:span></text:p>
          </table:table-cell>
        </table:table-row>
      </table:table>
      <text:p text:style-name="P8"/>
      <text:p text:style-name="P3"/>
      <text:p text:style-name="P4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Estrutura Proyecto <text:span text:style-name="T5">(lib, datos)</text:span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6">Clases (Noticias, Noticia)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Leer DO<text:span text:style-name="T2">M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Reco<text:span text:style-name="T3">r</text:span>rer DOM 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- Titular, Link, Imagen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>- <text:span text:style-name="T1">Categorías</text:span></text:p>
          </table:table-cell>
          <table:table-cell table:style-name="Tabla2.A2" office:value-type="string">
            <text:p text:style-name="P32">Las recoge pero las escribe ccomo un writeRecord y le quita los corchetes</text:p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6">APLICACIÓN V.1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office:value-type="string">
            <text:p text:style-name="P28">Cargar objetos</text:p>
          </table:table-cell>
          <table:table-cell table:style-name="Tabla2.A2" office:value-type="string">
            <text:p text:style-name="P40">Carga los objetos en noticiasObjecto</text:p>
          </table:table-cell>
          <table:table-cell table:style-name="Tabla2.C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6">APLICACIÓN V.<text:span text:style-name="T7">2</text:span>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CSV</text:p>
          </table:table-cell>
          <table:table-cell table:style-name="Tabla2.A2" office:value-type="string">
            <text:p text:style-name="P33">No le cambia el nombre al fichero</text:p>
          </table:table-cell>
          <table:table-cell table:style-name="Tabla2.C2" office:value-type="string">
            <text:p text:style-name="P18">-<text:span text:style-name="T9">0,20</text:span></text:p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6">APLICACIÓN V.<text:span text:style-name="T7">3</text:span>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JSON con Gson</text:p>
          </table:table-cell>
          <table:table-cell table:style-name="Tabla2.A2" office:value-type="string">
            <text:p text:style-name="P41">Carga los objetos pero no los usa</text:p>
          </table:table-cell>
          <table:table-cell table:style-name="Tabla2.C2" office:value-type="string">
            <text:p text:style-name="P18">-<text:span text:style-name="T8">1,00</text:span></text:p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6">APLICACIÓN V.<text:span text:style-name="T7">4</text:span></text:p>
          </table:table-cell>
          <table:table-cell table:style-name="Tabla2.C2" office:value-type="string">
            <text:p text:style-name="P27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6">Total</text:p>
          </table:table-cell>
          <table:covered-table-cell/>
          <table:table-cell table:style-name="Tabla2.C2" office:value-type="string">
            <text:p text:style-name="P38"><text:span text:style-name="T9">2</text:span>,<text:span text:style-name="T9">80</text:span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41S</meta:editing-duration>
    <meta:editing-cycles>25</meta:editing-cycles>
    <meta:generator>LibreOffice/6.1.1.2$Windows_X86_64 LibreOffice_project/5d19a1bfa650b796764388cd8b33a5af1f5baa1b</meta:generator>
    <dc:date>2019-11-01T09:39:18.389000000</dc:date>
    <meta:document-statistic meta:table-count="3" meta:image-count="0" meta:object-count="0" meta:page-count="2" meta:paragraph-count="52" meta:word-count="157" meta:character-count="963" meta:non-whitespace-character-count="855"/>
    <meta:user-defined meta:name="Info 1"/>
    <meta:user-defined meta:name="Info 2"/>
    <meta:user-defined meta:name="Info 3"/>
    <meta:user-defined meta:name="Info 4"/>
  </office:meta>
</office:document-meta>
</file>